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BERHAN BERK AKGÜN _ 21120205310 _ BİL 121 */</text:p>
      <text:p text:style-name="Standard"/>
      <text:p text:style-name="Standard">#include &lt;stdio.h&gt;</text:p>
      <text:p text:style-name="Standard">#include &lt;stdlib.h&gt;</text:p>
      <text:p text:style-name="Standard">#include &lt;time.h&gt; </text:p>
      <text:p text:style-name="Standard"/>
      <text:p text:style-name="Standard">int main()</text:p>
      <text:p text:style-name="Standard">{</text:p>
      <text:p text:style-name="Standard"><text:tab/>// <text:s/>“Tuttuğum Sayıyı Tahmin Et” oynatan program.</text:p>
      <text:p text:style-name="Standard"><text:tab/></text:p>
      <text:p text:style-name="Standard"><text:s text:c="4"/>int a,x;</text:p>
      <text:p text:style-name="Standard"><text:s text:c="4"/>char b;</text:p>
      <text:p text:style-name="Standard"><text:s text:c="4"/></text:p>
      <text:p text:style-name="Standard"><text:s text:c="4"/>printf(" Tutugum Sayiyi Tahmin Et' oyununa Hosgeldiniz ...\n");</text:p>
      <text:p text:style-name="Standard"><text:s text:c="4"/></text:p>
      <text:p text:style-name="Standard"><text:s text:c="4"/>do{</text:p>
      <text:p text:style-name="Standard"><text:s text:c="4"/></text:p>
      <text:p text:style-name="Standard"><text:s text:c="8"/>srand(time(NULL));</text:p>
      <text:p text:style-name="Standard"><text:s text:c="8"/>a = rand()%1000 + 1;</text:p>
      <text:p text:style-name="Standard"><text:s text:c="4"/></text:p>
      <text:p text:style-name="Standard"><text:s text:c="8"/>printf("\n 1 ile 1000 arasinda bir sayi tuttum.\n\n Tahmin edebilir misin?\n\n");</text:p>
      <text:p text:style-name="Standard"><text:s text:c="4"/></text:p>
      <text:p text:style-name="Standard"><text:s text:c="8"/>printf(" Lutfen ilk tahmininizi giriniz : ");</text:p>
      <text:p text:style-name="Standard"><text:s text:c="8"/>scanf("%d",&amp;x);</text:p>
      <text:p text:style-name="Standard"><text:s text:c="4"/></text:p>
      <text:p text:style-name="Standard"><text:s text:c="8"/>while(x&gt;a||x&lt;a){</text:p>
      <text:p text:style-name="Standard"><text:s text:c="16"/>if(x&lt;a){</text:p>
      <text:p text:style-name="Standard"><text:s text:c="20"/>printf("\n Tahmin ettiginiz sayi tutugum sayidan KUCUK. Tekrar deneyin.\n\n");</text:p>
      <text:p text:style-name="Standard"><text:s text:c="16"/>}</text:p>
      <text:p text:style-name="Standard"><text:s text:c="16"/>if(x&gt;a){</text:p>
      <text:p text:style-name="Standard"><text:s text:c="20"/>printf("\n Tahmin ettiginiz sayi tutugum sayidan BUYUK. Tekrar deneyin.\n\n");</text:p>
      <text:p text:style-name="Standard"><text:s text:c="16"/>}</text:p>
      <text:p text:style-name="Standard"><text:s text:c="16"/>printf(" Lutfen tahmininizi giriniz : ");</text:p>
      <text:p text:style-name="Standard"><text:s text:c="16"/>scanf("%d",&amp;x);</text:p>
      <text:p text:style-name="Standard"><text:s text:c="8"/>}</text:p>
      <text:p text:style-name="Standard"><text:s text:c="8"/></text:p>
      <text:p text:style-name="Standard"><text:s text:c="8"/>printf("\n Tebrikler bildiniz !!!\n\n Tekrar oynamak ister misiniz ? (Evet icin 'E' harfini hayir icin 'H' harfini tuslayiniz.)\n\n ");</text:p>
      <text:p text:style-name="Standard"><text:s text:c="8"/>scanf(" %c",&amp;b);</text:p>
      <text:p text:style-name="Standard"><text:s text:c="12"/></text:p>
      <text:p text:style-name="Standard"><text:s text:c="4"/>}while(b=='E'||b=='e');</text:p>
      <text:p text:style-name="Standard"><text:s text:c="4"/></text:p>
      <text:p text:style-name="Standard"><text:s text:c="4"/>printf("\n Bye bye ...");</text:p>
      <text:p text:style-name="Standard"><text:s text:c="4"/></text:p>
      <text:p text:style-name="Standard"><text:s text:c="4"/>return 0;</text:p>
      <text:p text:style-name="Standard">}</text:p>
      <text:p text:style-name="P1"/>
      <text:p text:style-name="Standard"/>
      <text:p text:style-name="Standard">/* BERHAN BERK AKGÜN _ 21120205310 _ BİL 121 */</text:p>
      <text:p text:style-name="Standard"/>
      <text:p text:style-name="Standard">#include &lt;stdio.h&gt;</text:p>
      <text:p text:style-name="Standard">#include &lt;stdlib.h&gt;</text:p>
      <text:p text:style-name="Standard"><text:soft-page-break/>#include &lt;time.h&gt; </text:p>
      <text:p text:style-name="Standard"/>
      <text:p text:style-name="Standard"><text:s text:c="2"/>// <text:s/>“Tuttuğum Sayıyı Tahmin Et” oynatan programın fonksiyon kullanılarak yazılmış hali.</text:p>
      <text:p text:style-name="Standard"/>
      <text:p text:style-name="Standard">int tahminsonucu(int);</text:p>
      <text:p text:style-name="Standard"/>
      <text:p text:style-name="Standard">int main()</text:p>
      <text:p text:style-name="Standard">{</text:p>
      <text:p text:style-name="Standard"><text:s text:c="4"/>int x,tahmin=0;</text:p>
      <text:p text:style-name="Standard"><text:s text:c="4"/>char b;</text:p>
      <text:p text:style-name="Standard"><text:s text:c="4"/></text:p>
      <text:p text:style-name="Standard"><text:s text:c="4"/>printf(" Tutugum Sayiyi Tahmin Et' oyununa Hosgeldiniz ...\n");</text:p>
      <text:p text:style-name="Standard"><text:s text:c="4"/></text:p>
      <text:p text:style-name="Standard"><text:s text:c="4"/>do{</text:p>
      <text:p text:style-name="Standard"><text:s text:c="4"/></text:p>
      <text:p text:style-name="Standard"><text:s text:c="8"/>printf("\n 1 ile 1000 arasinda bir sayi tuttum.\n\n Tahmin edebilir misin?\n\n");</text:p>
      <text:p text:style-name="Standard"><text:s text:c="4"/></text:p>
      <text:p text:style-name="Standard"><text:s text:c="8"/>printf(" Lutfen ilk tahmininizi giriniz : ");</text:p>
      <text:p text:style-name="Standard"><text:s text:c="8"/>scanf("%d",&amp;x);</text:p>
      <text:p text:style-name="Standard"><text:s text:c="8"/></text:p>
      <text:p text:style-name="Standard"><text:s text:c="8"/>tahmin = tahminsonucu(x);</text:p>
      <text:p text:style-name="Standard"><text:s text:c="8"/></text:p>
      <text:p text:style-name="Standard"><text:s text:c="8"/>printf("\n Tebrikler bildiniz !!!\n\n Tekrar oynamak ister misiniz ? (Evet icin 'E' harfini hayir icin 'H' harfini tuslayiniz.)\n\n ");</text:p>
      <text:p text:style-name="Standard"><text:s text:c="8"/>scanf(" %c",&amp;b);</text:p>
      <text:p text:style-name="Standard"><text:s text:c="12"/></text:p>
      <text:p text:style-name="Standard"><text:s text:c="4"/>}while(b=='E'||b=='e');</text:p>
      <text:p text:style-name="Standard"><text:s text:c="4"/></text:p>
      <text:p text:style-name="Standard"><text:s text:c="4"/>printf("\n Bye bye ...");</text:p>
      <text:p text:style-name="Standard"/>
      <text:p text:style-name="Standard"><text:s text:c="4"/>return 0;</text:p>
      <text:p text:style-name="Standard">}</text:p>
      <text:p text:style-name="Standard"/>
      <text:p text:style-name="Standard">int tahminsonucu(int i){</text:p>
      <text:p text:style-name="Standard"><text:s text:c="4"/></text:p>
      <text:p text:style-name="Standard"><text:s text:c="4"/>int a;</text:p>
      <text:p text:style-name="Standard"><text:s text:c="4"/></text:p>
      <text:p text:style-name="Standard"><text:s text:c="4"/>srand(time(NULL));</text:p>
      <text:p text:style-name="Standard"><text:s text:c="4"/>a = rand()%1000 + 1;</text:p>
      <text:p text:style-name="Standard"/>
      <text:p text:style-name="Standard"><text:s text:c="4"/>while(i&gt;a||i&lt;a){</text:p>
      <text:p text:style-name="Standard"><text:s text:c="16"/>if(i&lt;a){</text:p>
      <text:p text:style-name="Standard"><text:s text:c="20"/>printf("\n Tahmin ettiginiz sayi tutugum sayidan KUCUK. Tekrar deneyin.\n\n");</text:p>
      <text:p text:style-name="Standard"><text:s text:c="16"/>}</text:p>
      <text:p text:style-name="Standard"><text:s text:c="16"/>if(i&gt;a){</text:p>
      <text:p text:style-name="Standard"><text:s text:c="20"/>printf("\n Tahmin ettiginiz sayi tutugum sayidan BUYUK. Tekrar deneyin.\n\n");</text:p>
      <text:p text:style-name="Standard"><text:s text:c="16"/>}</text:p>
      <text:p text:style-name="Standard"><text:s text:c="16"/>printf(" Lutfen tahmininizi giriniz : ");</text:p>
      <text:p text:style-name="Standard"><text:s text:c="16"/>scanf("%d",&amp;i);</text:p>
      <text:p text:style-name="Standard"><text:s text:c="8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7S</meta:editing-duration>
    <meta:editing-cycles>3</meta:editing-cycles>
    <meta:generator>OpenOffice/4.1.8$Win32 OpenOffice.org_project/418m3$Build-9803</meta:generator>
    <dc:date>2021-11-21T14:43:02.71</dc:date>
    <meta:document-statistic meta:table-count="0" meta:image-count="0" meta:object-count="0" meta:page-count="2" meta:paragraph-count="90" meta:word-count="263" meta:character-count="2462"/>
    <meta:user-defined meta:name="Info 1"/>
    <meta:user-defined meta:name="Info 2"/>
    <meta:user-defined meta:name="Info 3"/>
    <meta:user-defined meta:name="Info 4"/>
  </office:meta>
</office:document-meta>
</file>